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7FA9F403DAD56B8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1db0"/>
    </style:style>
    <style:style style:name="P2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774566" officeooo:paragraph-rsid="00774566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15%"/>
      <style:text-properties style:font-name="Liberation Sans" fo:font-size="15pt" style:text-underline-style="solid" style:text-underline-width="auto" style:text-underline-color="font-color" fo:font-weight="bold" officeooo:rsid="000a7932" officeooo:paragraph-rsid="000a7932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50%"/>
      <style:text-properties style:font-name="Liberation Sans" officeooo:rsid="001a47de" officeooo:paragraph-rsid="000a7932"/>
    </style:style>
    <style:style style:name="P7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774566" officeooo:paragraph-rsid="00774566" style:font-size-asian="15pt" style:font-weight-asian="bold" style:font-size-complex="15pt" style:font-weight-complex="bold"/>
    </style:style>
    <style:style style:name="P8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P10" style:family="paragraph" style:parent-style-name="Table_20_Contents">
      <style:text-properties fo:color="#000000" style:font-name="Liberation Sans" fo:font-size="10pt" officeooo:rsid="00774566" officeooo:paragraph-rsid="00774566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774566" officeooo:paragraph-rsid="00774566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13872b" officeooo:paragraph-rsid="0013872b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Standard" style:list-style-name="L1">
      <style:paragraph-properties fo:line-height="150%"/>
      <style:text-properties style:font-name="Liberation Sans" officeooo:rsid="001a47de" officeooo:paragraph-rsid="001a47de"/>
    </style:style>
    <style:style style:name="P16" style:family="paragraph" style:parent-style-name="Standard" style:list-style-name="L1">
      <style:paragraph-properties fo:line-height="150%"/>
      <style:text-properties style:font-name="Liberation Sans" officeooo:rsid="0078e5cd" officeooo:paragraph-rsid="0078e5cd"/>
    </style:style>
    <style:style style:name="P17" style:family="paragraph" style:parent-style-name="Standard" style:list-style-name="L1">
      <style:paragraph-properties fo:line-height="150%"/>
      <style:text-properties style:font-name="Liberation Sans" officeooo:rsid="007a4942" officeooo:paragraph-rsid="007a4942"/>
    </style:style>
    <style:style style:name="T1" style:family="text">
      <style:text-properties officeooo:rsid="007ac9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4">Corporate Identity</text:p>
      <text:p text:style-name="P5"/>
      <text:p text:style-name="P5"/>
      <text:p text:style-name="P7">Einstellmöglichkeiten</text:p>
      <text:p text:style-name="P6">Im Admin-Backend könnte es Einstellmöglichkeiten bezüglich der Corporate Identity geben:</text:p>
      <text:list xml:id="list3146146359" text:style-name="L1">
        <text:list-item>
          <text:p text:style-name="P15">Neben Änderung des Seitennamens könnte ein Logo der Schule oder der Institution im Header eingefügt werden.</text:p>
        </text:list-item>
        <text:list-item>
          <text:p text:style-name="P15">Das Farbschema könnte durch Eingeben von CSS-Farbcodes geändert werden.</text:p>
        </text:list-item>
        <text:list-item>
          <text:p text:style-name="P15">Die Schriftarten der Seite könnten ebenfalls durch CSS-Einstellungen geändert werden.</text:p>
        </text:list-item>
        <text:list-item>
          <text:p text:style-name="P15">Man könnte verschiedene Layouts zur Auswahl anbieten, um das auszuwählen, das der Corporate Identity am nächsten kommt.</text:p>
        </text:list-item>
        <text:list-item>
          <text:p text:style-name="P16">Die Anwendung könnte in verschiedenen Sprachen verfügbar gemacht werden.</text:p>
        </text:list-item>
        <text:list-item>
          <text:p text:style-name="P17">Es könnten neue Aufgabentypen eingetragen und dafür Aufgaben generiert werden lassen.</text:p>
        </text:list-item>
        <text:list-item>
          <text:p text:style-name="P17">Es könnten eigene Hilfestellungen eingetragen werden lassen.</text:p>
        </text:list-item>
        <text:list-item>
          <text:p text:style-name="P17">Die Regeln des Spiels könnten flexible änderbar gemacht werden.</text:p>
        </text:list-item>
        <text:list-item>
          <text:p text:style-name="P17">Es könnte eingestellt werden, ob man das Spiel nur für Gäste oder über einen Login betreib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c1db0"/>
    </style:style>
    <style:style style:name="MP2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MP4" style:family="paragraph" style:parent-style-name="Table_20_Contents">
      <style:text-properties fo:color="#000000" style:font-name="Liberation Sans" fo:font-size="10pt" officeooo:rsid="00774566" officeooo:paragraph-rsid="00774566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13872b" officeooo:paragraph-rsid="0013872b" style:font-size-asian="10pt" style:font-size-complex="10pt"/>
    </style:style>
    <style:style style:name="MP6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774566" officeooo:paragraph-rsid="00774566" style:font-size-asian="10pt" style:font-size-complex="10pt"/>
    </style:style>
    <style:style style:name="MP7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officeooo:rsid="007ac9a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Team 3 (Teamleiter Noah Lehmann)</text:p>
            </table:table-cell>
            <table:table-cell table:style-name="Tabelle2.B1" office:value-type="string">
              <text:p text:style-name="MP3"><draw:frame draw:style-name="Mfr1" draw:name="Bild1" text:anchor-type="paragraph" svg:x="4.579cm" svg:y="-2.286cm" svg:width="3.817cm" svg:height="1.771cm" draw:z-index="0"><draw:image xlink:href="Pictures/1000020100000320000001737FA9F403DAD56B88.png" xlink:type="simple" xlink:show="embed" xlink:actuate="onLoad" loext:mime-type="image/png"/></draw:frame>Web Development 2</text:p>
            </table:table-cell>
          </table:table-row>
          <table:table-row>
            <table:table-cell table:style-name="Tabelle2.A2" office:value-type="string">
              <text:p text:style-name="MP4">Corporate Identity</text:p>
            </table:table-cell>
            <table:table-cell table:style-name="Tabelle2.B2" office:value-type="string">
              <text:p text:style-name="MP5"><text:span text:style-name="MT1">22</text:span>.05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6">Andreas Khouri</text:p>
            </table:table-cell>
            <table:table-cell table:style-name="Tabelle1.A1" office:value-type="string">
              <text:p text:style-name="MP7"><text:page-number text:select-page="current">1</text:page-number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5-22T17:16:10.120000000</dc:date>
    <meta:editing-duration>PT4H59S</meta:editing-duration>
    <meta:editing-cycles>68</meta:editing-cycles>
    <meta:generator>LibreOffice/5.4.6.2$Windows_X86_64 LibreOffice_project/4014ce260a04f1026ba855d3b8d91541c224eab8</meta:generator>
    <meta:document-statistic meta:table-count="2" meta:image-count="1" meta:object-count="0" meta:page-count="1" meta:paragraph-count="18" meta:word-count="140" meta:character-count="982" meta:non-whitespace-character-count="869"/>
  </office:meta>
</office:document-meta>
</file>